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Running Thieves Guión Intro</text:span></text:p>
      <text:p text:style-name="P1"><text:span text:style-name="T1"/></text:p>
      <text:p text:style-name="P1"><text:span text:style-name="T1"/></text:p>
      <text:p text:style-name="P1"><text:span text:style-name="T1">Drake: ¡Eh Gray! Cuentanos otra vez esa historía de como Bessy y tú tuvisteis que iros a aguas internacionales porque en ningún estado permitían casarse a un hombre con su barco (Risa socarrona)</text:span></text:p>
      <text:p text:style-name="P1"><text:span text:style-name="T1">Gray: ¿Os encanta reiros de mí, eh? Piltrafillas de agua dulce... Vereís cuando consiga el poder del amuleto del sol ¡Bessy y yo os perseguiremos sin descanso!</text:span></text:p>
      <text:p text:style-name="P1"><text:span text:style-name="T1">Francesca: ¿Conoces esa historía viejales? Pense que solo te preocupabas por tesoros olvidados y monedas hundidas. </text:span></text:p>
      <text:p text:style-name="P1"><text:span text:style-name="T1">Evellin: ¡Uuuuh! ¿El amuleto del sol es aquel que brilla...? Que brilla... ¿Que brilla más que el sol?</text:span></text:p>
      <text:p text:style-name="P1"><text:span text:style-name="T1">Drake: Es la mayor reliquia de la historia, pirada. No un simple trozo de metal que brilla.</text:span></text:p>
      <text:p text:style-name="P1"><text:span text:style-name="T1">Evellin: ¿Pero brilla?</text:span></text:p>
      <text:p text:style-name="P1"><text:span text:style-name="T1">Gray: ¡Más que el sol querida maniaca! Creado por los Mayas en honor al Dios de la creación y la luz, Kinich Ahau, es un artefacto fascinante. Al igual que la luz del sol, desaparece del lugar en el que estaba y aparece en otra parte de la tierra de manera aleatoria. Es como si entrara en una especie de agujero de gusano. Se dice que si estás lo suficientemente cerca de él, ¡te teletransporta consigo! Quién consiga agarrarlo finalmente, se volverá prácticamente un Dios... eso se dice. </text:span></text:p>
      <text:p text:style-name="P1"><text:span text:style-name="T1">Drake: O a lo mejor solo consigue venderlo al peso. A mí con eso me sirve.</text:span></text:p>
      <text:p text:style-name="P1"><text:span text:style-name="T1">Francesca: Yo estuve apunto de echarle el guante. Recibí el chivatazo de que había aparecido magicamente entre otros artefactos Mayas en una exposición en el museo de Londres. Una noche me infiltré alli, cometí un error y me pillaron. Y aquí estoy.</text:span></text:p>
      <text:p text:style-name="P1"><text:span text:style-name="T1">Drake: ¿Tu la buscabas? Yo acabé aquí también por culpa de ese maldito trozo de... de maravilloso... y suculento oro. </text:span></text:p>
      <text:p text:style-name="P1"><text:span text:style-name="T1">Gray: ¿Vais detrás de mi reliquia, sucios ladrones? No dejaré que la encontreis, ¡No os quedaréis con ella! ¡Por encima de mi cadaver! </text:span></text:p>
      <text:p text:style-name="P1"><text:span text:style-name="T1">Evellin: No tendremos que esperar mucho jiji (risa desquiciada) porque eres viejo (susurrando) (ríe de nuevo).</text:span></text:p>
      <text:p text:style-name="P1"><text:span text:style-name="T1">Francesca: ¿Sabéis? Pensaba simplemente escaparme alguna noche cuando mi mayordomo me recogiera en helicoptero, pero vamos. Hagamos esto interesante. (Saca un pintalabios laser y rompe la cerradura de la jaula).</text:span></text:p>
      <text:p text:style-name="P1"><text:span text:style-name="T1">Drake: Que gane el mejor seño...</text:span></text:p>
      <text:p text:style-name="P1"><text:span text:style-name="T1">(Evellin sale disparada corriendo como un perro)</text:span></text:p>
      <text:p text:style-name="P1"><text:span text:style-name="T1">Evellin: ¡Vas a ser míoooo!</text:span></text:p>
      <text:p text:style-name="P1"><text:span text:style-name="T1">El resto: EHHHHHHH. </text:span></text:p>
      <text:p text:style-name="P1"><text:span text:style-name="T1"/></text:p>
      <text:p text:style-name="P1"><text:span text:style-name="T1"/></text:p>
      <text:p text:style-name="P1"><text:span text:style-name="T1"/></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